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060c" officeooo:paragraph-rsid="0018060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060c" officeooo:paragraph-rsid="001806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officeooo:rsid="0018060c" officeooo:paragraph-rsid="0018060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8060c" officeooo:paragraph-rsid="0018060c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ка Ansible на Ubuntu</text:p>
      <text:p text:style-name="P1"/>
      <text:p text:style-name="P2">1) Добавляем репозиторий:</text:p>
      <text:p text:style-name="P2"/>
      <text:p text:style-name="P3">sudo apt-add-repository ppa:ansible/ansible</text:p>
      <text:p text:style-name="P3"/>
      <text:p text:style-name="P3">sudo apt-get update</text:p>
      <text:p text:style-name="P3"/>
      <text:p text:style-name="P4">2) устанавливаем и проверяем версию:</text:p>
      <text:p text:style-name="P4"/>
      <text:p text:style-name="P3">sudo apt-get install ansible</text:p>
      <text:p text:style-name="P3"/>
      <text:p text:style-name="P3">ansible --vers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0T15:52:28.200651499</meta:creation-date>
    <meta:generator>LibreOffice/6.3.5.2$Linux_X86_64 LibreOffice_project/30$Build-2</meta:generator>
    <dc:date>2020-08-20T15:55:13.145363586</dc:date>
    <meta:editing-duration>PT2M46S</meta:editing-duration>
    <meta:editing-cycles>1</meta:editing-cycles>
    <meta:document-statistic meta:table-count="0" meta:image-count="0" meta:object-count="0" meta:page-count="1" meta:paragraph-count="7" meta:word-count="25" meta:character-count="195" meta:non-whitespace-character-count="178"/>
  </office:meta>
</office:document-meta>
</file>